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FAF5D72054757F8C7F.png" manifest:media-type="image/png"/>
  <manifest:file-entry manifest:full-path="Pictures/10000000000000DC000000DCC658FF85E9130552.png" manifest:media-type="image/png"/>
  <manifest:file-entry manifest:full-path="Pictures/10000000000000DC000000DC19B58317B3FAB352.png" manifest:media-type="image/png"/>
  <manifest:file-entry manifest:full-path="Pictures/10000000000000DC000000DC624DE39BF483BC04.png" manifest:media-type="image/png"/>
  <manifest:file-entry manifest:full-path="Pictures/10000000000000DC000000DCEF9F31D53BBA74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5.421cm" fo:min-width="8.3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fill-color="#cccccc" draw:auto-grow-height="false" fo:min-height="4.649cm"/>
    </style:style>
    <style:style style:name="gr4" style:family="graphic" style:parent-style-name="Object_20_with_20_no_20_fill_20_and_20_no_20_line">
      <style:graphic-properties draw:stroke="none" draw:fill="none" draw:fill-color="#cccccc" draw:auto-grow-height="false" fo:min-height="2.896cm"/>
    </style:style>
    <style:style style:name="gr5" style:family="graphic" style:parent-style-name="Object_20_with_20_no_20_fill_20_and_20_no_20_line">
      <style:graphic-properties draw:stroke="none" draw:fill="none" draw:fill-color="#cccccc" draw:auto-grow-height="false" fo:min-height="1.455cm"/>
    </style:style>
    <style:style style:name="gr6" style:family="graphic" style:parent-style-name="Object_20_with_20_no_20_fill_20_and_20_no_20_line">
      <style:graphic-properties draw:stroke="none" draw:fill="none" draw:fill-color="#cccccc" draw:auto-grow-height="false" fo:min-height="1.626cm"/>
    </style:style>
    <style:style style:name="gr7" style:family="graphic" style:parent-style-name="Object_20_with_20_no_20_fill_20_and_20_no_20_line">
      <style:graphic-properties draw:stroke="none" draw:fill="none" fo:min-height="1.33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fo:min-height="0.67cm"/>
    </style:style>
    <style:style style:name="gr10" style:family="graphic" style:parent-style-name="standard">
      <style:graphic-properties draw:stroke="none" draw:fill="none" fo:min-height="1.02cm"/>
    </style:style>
    <style:style style:name="gr11" style:family="graphic" style:parent-style-name="standard">
      <style:graphic-properties draw:stroke="none" draw:fill-color="#27a2db" draw:textarea-vertical-align="middle" draw:auto-grow-height="false" fo:min-height="5.339cm" fo:min-width="5.597cm"/>
    </style:style>
    <style:style style:name="gr12" style:family="graphic" style:parent-style-name="standard">
      <style:graphic-properties draw:stroke="none" draw:fill-color="#27a2db" draw:textarea-horizontal-align="justify" draw:textarea-vertical-align="middle" draw:auto-grow-height="false" fo:min-height="0.198cm" fo:min-width="3.597cm"/>
    </style:style>
    <style:style style:name="gr13" style:family="graphic" style:parent-style-name="standard">
      <style:graphic-properties draw:stroke="none" draw:fill-color="#27a2db" draw:textarea-horizontal-align="justify" draw:textarea-vertical-align="middle" draw:auto-grow-height="false" fo:min-height="0cm" fo:min-width="1.144cm"/>
    </style:style>
    <style:style style:name="gr14" style:family="graphic" style:parent-style-name="standard">
      <style:graphic-properties draw:stroke="none" draw:fill-color="#27a2db" draw:textarea-horizontal-align="justify" draw:textarea-vertical-align="middle" draw:auto-grow-height="false" fo:min-height="0.198cm" fo:min-width="3.3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.48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8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2cm" fo:min-width="0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000000"/>
      <style:paragraph-properties fo:text-align="center"/>
      <style:text-properties style:font-name="Open Sans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style:font-name="Open Sans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cccccc"/>
      <style:paragraph-properties fo:text-align="center"/>
      <style:text-properties style:font-name="Open Sans" fo:font-size="20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  <style:text-properties style:font-name="Open Sans" fo:font-size="13.8999996185303pt" style:font-size-asian="18pt" style:font-size-complex="18pt"/>
    </style:style>
    <style:style style:name="P7" style:family="paragraph">
      <loext:graphic-properties draw:fill="none"/>
      <style:paragraph-properties fo:text-align="start"/>
      <style:text-properties style:font-name="Open Sans" fo:font-size="13.8999996185303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Open Sans" style:font-size-asian="18pt" style:font-size-complex="18pt"/>
    </style:style>
    <style:style style:name="P9" style:family="paragraph">
      <loext:graphic-properties draw:fill-color="#27a2db"/>
      <style:paragraph-properties fo:text-align="center"/>
      <style:text-properties style:font-name="Open Sans" style:font-size-asian="18pt" style:font-size-complex="18pt"/>
    </style:style>
    <style:style style:name="P10" style:family="paragraph">
      <style:text-properties fo:font-size="15pt" style:font-size-asian="18pt" style:font-size-complex="18pt"/>
    </style:style>
    <style:style style:name="P11" style:family="paragraph">
      <loext:graphic-properties draw:fill="none" draw:fill-color="#ffffff"/>
      <style:text-properties style:font-name="Open Sans" fo:font-size="15pt" style:font-size-asian="18pt" style:font-size-complex="18pt"/>
    </style:style>
    <style:style style:name="P12" style:family="paragraph">
      <style:paragraph-properties fo:line-height="0.559cm" fo:text-align="center"/>
      <style:text-properties fo:font-size="15pt" style:font-size-asian="18pt" style:font-size-complex="18pt"/>
    </style:style>
    <style:style style:name="P13" style:family="paragraph">
      <loext:graphic-properties draw:fill="none" draw:fill-color="#ffffff"/>
      <style:paragraph-properties fo:line-height="0.559cm" fo:text-align="center"/>
      <style:text-properties style:font-name="Open Sans" fo:font-size="15pt" style:font-size-asian="18pt" style:font-size-complex="18pt"/>
    </style:style>
    <style:style style:name="P14" style:family="paragraph">
      <style:paragraph-properties fo:text-align="center"/>
      <style:text-properties fo:font-size="32pt" fo:font-weight="normal" style:font-size-asian="32pt" style:font-size-complex="32pt"/>
    </style:style>
    <style:style style:name="P15" style:family="paragraph">
      <loext:graphic-properties draw:fill="none" draw:fill-color="#ffffff"/>
      <style:paragraph-properties fo:text-align="center"/>
      <style:text-properties style:font-name="Open Sans1" fo:font-size="32pt" fo:font-weight="normal" style:font-size-asian="32pt" style:font-size-complex="3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</style:style>
    <style:style style:name="T1" style:family="text">
      <style:text-properties style:font-name="Open Sans" fo:font-size="20pt" style:font-size-asian="18pt" style:font-size-complex="18pt"/>
    </style:style>
    <style:style style:name="T2" style:family="text">
      <style:text-properties style:font-name="Open Sans" fo:font-size="13.8999996185303pt" style:font-size-asian="18pt" style:font-size-complex="18pt"/>
    </style:style>
    <style:style style:name="T3" style:family="text">
      <style:text-properties style:font-name="Open Sans" fo:font-size="18pt" style:font-size-asian="18pt" style:font-size-complex="18pt"/>
    </style:style>
    <style:style style:name="T4" style:family="text">
      <style:text-properties style:font-name="Open Sans"/>
    </style:style>
    <style:style style:name="T5" style:family="text">
      <style:text-properties style:font-name="Ope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9cm" svg:height="5.671cm" svg:x="18.034cm" svg:y="14.649cm">
          <text:p text:style-name="P3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3.302cm" svg:x="12.255cm" svg:y="6.867cm">
          <draw:image xlink:href="Pictures/10000000000000DC000000DCC658FF85E9130552.png" xlink:type="simple" xlink:show="embed" xlink:actuate="onLoad">
            <text:p/>
          </draw:image>
        </draw:frame>
        <draw:frame draw:style-name="gr3" draw:text-style-name="P4" draw:layer="layout" svg:width="6.643cm" svg:height="2.131cm" svg:x="10.783cm" svg:y="4.12cm">
          <draw:text-box>
            <text:p text:style-name="P3"><text:span text:style-name="T1">Issuing Address</text:span></text:p>
            <text:p text:style-name="P3"><text:span text:style-name="T1">(Highest security)</text:span></text:p>
          </draw:text-box>
        </draw:frame>
        <draw:frame draw:style-name="gr2" draw:text-style-name="P2" draw:layer="layout" svg:width="3.302cm" svg:height="3.302cm" svg:x="21.78cm" svg:y="6.867cm">
          <draw:image xlink:href="Pictures/10000000000000DC000000DC19B58317B3FAB352.png" xlink:type="simple" xlink:show="embed" xlink:actuate="onLoad">
            <text:p/>
          </draw:image>
        </draw:frame>
        <draw:frame draw:style-name="gr2" draw:text-style-name="P2" draw:layer="layout" svg:width="3.302cm" svg:height="3.302cm" svg:x="12.34cm" svg:y="14.483cm">
          <draw:image xlink:href="Pictures/10000000000000DC000000DCEF9F31D53BBA7440.png" xlink:type="simple" xlink:show="embed" xlink:actuate="onLoad">
            <text:p/>
          </draw:image>
        </draw:frame>
        <draw:frame draw:style-name="gr2" draw:text-style-name="P2" draw:layer="layout" svg:width="3.302cm" svg:height="3.302cm" svg:x="2.349cm" svg:y="6.867cm">
          <draw:image xlink:href="Pictures/10000000000000DC000000DC624DE39BF483BC04.png" xlink:type="simple" xlink:show="embed" xlink:actuate="onLoad">
            <text:p/>
          </draw:image>
        </draw:frame>
        <draw:frame draw:style-name="gr4" draw:text-style-name="P4" draw:layer="layout" svg:width="7.62cm" svg:height="2.286cm" svg:x="10.16cm" svg:y="17.618cm">
          <draw:text-box>
            <text:p text:style-name="P3"><text:span text:style-name="T1">Operational Address</text:span></text:p>
            <text:p text:style-name="P3"><text:span text:style-name="T1">(Automated)</text:span></text:p>
          </draw:text-box>
        </draw:frame>
        <draw:frame draw:style-name="gr5" draw:text-style-name="P4" draw:layer="layout" svg:width="6.604cm" svg:height="2.213cm" svg:x="0.508cm" svg:y="9.979cm">
          <draw:text-box>
            <text:p text:style-name="P3"><text:span text:style-name="T1">Standby Address</text:span></text:p>
            <text:p text:style-name="P3"><text:span text:style-name="T1">(Human-operated)</text:span></text:p>
          </draw:text-box>
        </draw:frame>
        <draw:frame draw:style-name="gr6" draw:text-style-name="P4" draw:layer="layout" svg:width="7.107cm" svg:height="3.048cm" svg:x="20.066cm" svg:y="10.16cm">
          <draw:text-box>
            <text:p text:style-name="P3"><text:span text:style-name="T1">Liquidity provider, partner, or other customer</text:span></text:p>
          </draw:text-box>
        </draw:frame>
        <draw:frame draw:style-name="gr7" draw:text-style-name="P6" draw:layer="layout" svg:width="6.096cm" svg:height="1.589cm" svg:x="20.32cm" svg:y="17.239cm">
          <draw:text-box>
            <text:p text:style-name="P5"><text:span text:style-name="T2">Accounting Relationship</text:span><text:span text:style-name="T2"><text:line-break/></text:span><text:span text:style-name="T2">(Trust Line)</text:span></text:p>
          </draw:text-box>
        </draw:frame>
        <draw:line draw:style-name="gr8" draw:text-style-name="P2" draw:layer="layout" svg:x1="20.32cm" svg:y1="17.78cm" svg:x2="18.542cm" svg:y2="17.78cm">
          <text:p/>
        </draw:line>
        <draw:frame draw:style-name="gr9" draw:text-style-name="P7" draw:layer="layout" svg:width="4.318cm" svg:height="0.92cm" svg:x="20.294cm" svg:y="18.892cm">
          <draw:text-box>
            <text:p text:style-name="P5"><text:span text:style-name="T2">Payment</text:span></text:p>
          </draw:text-box>
        </draw:frame>
        <draw:frame draw:style-name="gr10" draw:text-style-name="P2" draw:layer="layout" svg:width="8.89cm" svg:height="1.27cm" svg:x="18.034cm" svg:y="14.732cm">
          <draw:text-box>
            <text:p text:style-name="P3"><text:span text:style-name="T3">Legend</text:span></text:p>
          </draw:text-box>
        </draw:frame>
        <draw:line draw:style-name="gr8" draw:text-style-name="P8" draw:layer="layout" svg:x1="5.651cm" svg:y1="8.382cm" svg:x2="12.255cm" svg:y2="8.464cm">
          <text:p/>
        </draw:line>
        <draw:line draw:style-name="gr8" draw:text-style-name="P8" draw:layer="layout" svg:x1="13.97cm" svg:y1="14.483cm" svg:x2="13.97cm" svg:y2="10.16cm">
          <text:p/>
        </draw:line>
        <draw:line draw:style-name="gr8" draw:text-style-name="P8" draw:layer="layout" svg:x1="21.78cm" svg:y1="8.455cm" svg:x2="15.557cm" svg:y2="8.455cm">
          <text:p/>
        </draw:line>
        <draw:custom-shape draw:style-name="gr11" draw:text-style-name="P9" draw:layer="layout" svg:width="6.096cm" svg:height="5.588cm" draw:transform="skewX (-5.46612829933184E-017) rotate (0.261799387799149) translate (5.651cm 10.604cm)">
          <text:p text:style-name="P3"/>
          <draw:enhanced-geometry svg:viewBox="0 0 21600 21600" draw:text-areas="0 0 21600 21600" draw:type="circular-arrow" draw:modifiers="-98.0776452419799 13.8296296080186 8900.498265871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9" draw:layer="layout" svg:width="4.445cm" svg:height="0.993cm" svg:x="16.383cm" svg:y="6.931cm">
          <text:p/>
          <draw:enhanced-geometry svg:viewBox="0 0 21600 21600" draw:text-areas="?f7 ?f0 21600 ?f2" draw:type="left-arrow" draw:modifiers="3772.28091982598 5932.3943661971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1.778cm" svg:height="0.508cm" svg:x="18.516cm" svg:y="19.075cm">
          <text:p/>
          <draw:enhanced-geometry svg:viewBox="0 0 21600 21600" draw:text-areas="?f7 ?f0 21600 ?f2" draw:type="left-arrow" draw:modifiers="3485.08963707914 5715.0905432595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4.191cm" svg:height="0.993cm" svg:x="6.985cm" svg:y="6.931cm">
          <text:p text:style-name="P3"/>
          <draw:enhanced-geometry svg:viewBox="0 0 21600 21600" draw:text-areas="?f7 ?f0 21600 ?f2" draw:type="left-arrow" draw:modifiers="3772.28091982598 5932.3943661971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1" draw:layer="layout" svg:width="2.034cm" svg:height="1.115cm" svg:x="8.214cm" svg:y="6.251cm">
          <draw:text-box>
            <text:p text:style-name="P10"><text:span text:style-name="T4">Issue</text:span></text:p>
          </draw:text-box>
        </draw:frame>
        <draw:frame draw:style-name="gr16" draw:text-style-name="P13" draw:layer="layout" svg:width="2.987cm" svg:height="1.979cm" svg:x="8.445cm" svg:y="10.731cm">
          <draw:text-box>
            <text:p text:style-name="P12"><text:span text:style-name="T4">Transfer</text:span></text:p>
            <text:p text:style-name="P12"><text:span text:style-name="T4">(Refill)</text:span></text:p>
          </draw:text-box>
        </draw:frame>
        <draw:frame draw:style-name="gr17" draw:text-style-name="P11" draw:layer="layout" svg:width="2.987cm" svg:height="1.115cm" svg:x="16.256cm" svg:y="10.922cm">
          <draw:text-box>
            <text:p text:style-name="P10"><text:span text:style-name="T4">Transfer</text:span></text:p>
          </draw:text-box>
        </draw:frame>
        <draw:frame draw:style-name="gr18" draw:text-style-name="P11" draw:layer="layout" svg:width="2.945cm" svg:height="1.115cm" svg:x="17.426cm" svg:y="6.251cm">
          <draw:text-box>
            <text:p text:style-name="P10"><text:span text:style-name="T4">Redeem</text:span></text:p>
          </draw:text-box>
        </draw:frame>
        <draw:custom-shape draw:style-name="gr11" draw:text-style-name="P9" draw:layer="layout" svg:width="6.096cm" svg:height="5.588cm" draw:transform="rotate (1.69698363171409) translate (15.499cm 16.149cm)">
          <text:p/>
          <draw:enhanced-geometry svg:viewBox="0 0 21600 21600" draw:text-areas="0 0 21600 21600" draw:type="circular-arrow" draw:modifiers="-90.4931934338028 13.8296296080186 8900.498265871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9" draw:text-style-name="P15" draw:layer="layout" svg:width="22.606cm" svg:height="2.012cm" svg:x="3.57cm" svg:y="1.27cm">
          <draw:text-box>
            <text:p text:style-name="P14"><text:span text:style-name="T5">Funds Flow in Ripple Consensus Ledger</text:span></text:p>
          </draw:text-box>
        </draw:frame>
        <draw:frame draw:style-name="gr2" draw:text-style-name="P16" draw:layer="layout" svg:width="1.16cm" svg:height="1.159cm" svg:x="18.851cm" svg:y="15.859cm">
          <draw:image xlink:href="Pictures/10000201000000FA000000FAF5D72054757F8C7F.png" xlink:type="simple" xlink:show="embed" xlink:actuate="onLoad">
            <text:p/>
          </draw:image>
        </draw:frame>
        <draw:frame draw:style-name="gr9" draw:text-style-name="P6" draw:layer="layout" svg:width="6.096cm" svg:height="0.92cm" svg:x="20.32cm" svg:y="16.002cm">
          <draw:text-box>
            <text:p text:style-name="P5"><text:span text:style-name="T2">Ripple Address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221cm" svg:height="7.047cm" svg:x="1.536cm" svg:y="2.397cm"/>
      <draw:page-thumbnail draw:layer="backgroundobjects" svg:width="8.221cm" svg:height="7.047cm" svg:x="1.536cm" svg:y="10.445cm"/>
      <draw:page-thumbnail draw:layer="backgroundobjects" svg:width="8.221cm" svg:height="7.047cm" svg:x="1.536cm" svg:y="18.493cm"/>
      <draw:page-thumbnail draw:layer="backgroundobjects" svg:width="8.221cm" svg:height="7.047cm" svg:x="11.831cm" svg:y="2.397cm"/>
      <draw:page-thumbnail draw:layer="backgroundobjects" svg:width="8.221cm" svg:height="7.047cm" svg:x="11.831cm" svg:y="10.445cm"/>
      <draw:page-thumbnail draw:layer="backgroundobjects" svg:width="8.221cm" svg:height="7.047cm" svg:x="11.831cm" svg:y="18.493cm"/>
    </style:handout-master>
    <style:master-page style:name="Default" style:page-layout-name="PM1" draw:style-name="Mdp1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7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448cm" svg:x="9.574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8:48:59.024053009</meta:creation-date>
    <dc:date>2016-03-25T13:27:31.582499121</dc:date>
    <meta:editing-duration>PT37M9S</meta:editing-duration>
    <meta:editing-cycles>7</meta:editing-cycles>
    <meta:generator>LibreOffice/5.0.5.2$Linux_X86_64 LibreOffice_project/00m0$Build-2</meta:generator>
    <meta:document-statistic meta:object-count="51"/>
  </office:meta>
</office:document-meta>
</file>